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TableColumn1" style:family="table-column">
      <style:table-column-properties style:column-width="3.4625in" style:rel-column-width="32767*"/>
    </style:style>
  </office:automatic-styles>
  <office:body>
    <office:text>
      <text:p text:style-name="P1">\documentclass[12pt]{article}</text:p>
      <text:p text:style-name="P1">\usepackage[utf8]{inputenc}</text:p>
      <text:p text:style-name="P1"/>
      <text:p text:style-name="P1">\title{Twitter Sentiment Analysis for Airlines}</text:p>
      <text:p text:style-name="P1">\author{ Avinash Kurudi , Srinivasa Suri , Arvind Mandyam Annaswamy }</text:p>
      <text:p text:style-name="P1"/>
      <text:p text:style-name="P1">\date{April 2018}</text:p>
      <text:p text:style-name="P1"/>
      <text:p text:style-name="P1">\usepackage{natbib}</text:p>
      <text:p text:style-name="P1">\usepackage{graphicx}</text:p>
      <text:p text:style-name="P1">\usepackage{xcolor}</text:p>
      <text:p text:style-name="P1">\usepackage{lipsum}</text:p>
      <text:p text:style-name="P1">\usepackage{setspace}</text:p>
      <text:p text:style-name="P1">\usepackage[margin=1in]{geometry}</text:p>
      <text:p text:style-name="P1">\usepackage[explicit]{titlesec}</text:p>
      <text:p text:style-name="P1">\titlespacing\subsubsection{2pt}{8pt plus 4pt minus 2pt}{0pt plus 2pt minus 2pt}</text:p>
      <text:p text:style-name="P1">\begin{document}</text:p>
      <text:p text:style-name="P1"/>
      <text:p text:style-name="P1"/>
      <text:p text:style-name="P1">\maketitle</text:p>
      <text:p text:style-name="P1"/>
      <text:p text:style-name="P1">\section{Introduction}</text:p>
      <text:p text:style-name="P1">The usage of Micro Blogging websites has increased over the past several years tremendously. With easy access to such blogs using cell phones, a lot of awareness among people and the ability to connect with people instantly over such blogs have led to an increase in the usage of Micro Blogging websites. With almost 250 million tweets per day, twitter is one of the most exciting blog to perform sentiment analysis[1]. There are several reasons why sentiment analysis is difficult in Twitter. To quote few examples: </text:p>
      <text:p text:style-name="P1">Usage of twitter varies with each country. For example, People in India use as a news portal as compared to people in USA who use it primarily to connect with others. Also, the tweets pattern vary greatly between people of different ages. A middle aged person might not use lots of LOL's as compared to a teenager. The existence of multilingual tweets and puns in the tweets make it really difficult to get the actual sentiment of the tweet.</text:p>
      <text:p text:style-name="P1"/>
      <text:p text:style-name="P1">In this project, we focused on one such site called Twitter. There's great amount of sentiment that exists in the tweets and we have picked up airlines sentiment as our primary topic. Whenever people are happy/sad about airlines, they generally tend to tweet about it in Twitter and this motivated us to choose airlines as our topic as we expect it to have good amount of sentiment information in the tweets. Our goal of the project is to gain insights into what people are tweeting about different airlines,what feature set <text:s/>works best for airlines dataset and which machine learning technique is better for airlines tweets etc. To answer these questions, we have build a pipeline for sentiment analysis by downloading the tweets, preprocessing the tweets, extracting it's sentiment from the tweets and building machine learning predictors for the classifiers. To make the sentiment analysis more exciting, we have compared the results between n-grams of order 1,2 and 3 to see what's the recommended approach for twitter analysis. Moreover, we have also used pre-trained Glove word vectors of 300 dimensions as our feature set to analyze if we are able to achieve any significant improvement in performance. </text:p>
      <text:p text:style-name="P1"/>
      <text:p text:style-name="P1"/>
      <text:p text:style-name="P1">\section{Datset Description}</text:p>
      <text:p text:style-name="P1">Twitter provides API's to pull tweets from it's website. Although, there are certain limitations on the number of tweets we can pull for each day and the character limit of 140 for the tweets pulled. This still contains lots of information about the sentiment. We have used the airlines twitter handle to pull the tweets for the respective airlines. The list of airlines is defined in the table <text:s/>and the tweet counts of the data we pulled is described in the Table [\ref{table:tweetscount}]. </text:p>
      <text:p text:style-name="P1"/>
      <text:p text:style-name="P1">\begin {table}</text:p>
      <text:p text:style-name="P1">\caption{Airlines and Tweets Count }\label{table:tweetscount}</text:p>
      <text:p text:style-name="P1">\begin{center}</text:p>
      <text:p text:style-name="P1">\begin{tabular}{ |c|c|c| } </text:p>
      <text:p text:style-name="P1"><text:s/>\hline</text:p>
      <text:p text:style-name="P1">Sno &amp; Airlines <text:s/>&amp; Tweet Count \\</text:p>
      <text:p text:style-name="P1"><text:s/>\hline</text:p>
      <text:p text:style-name="P1">1 &amp; Allegiant Airlines &amp; 19744 \\</text:p>
      <text:p text:style-name="P1">\hline</text:p>
      <text:p text:style-name="P1">2 &amp; Alaska Air &amp; 6600 \\</text:p>
      <text:p text:style-name="P1">\hline</text:p>
      <text:p text:style-name="P1">3 &amp; Delta Airlines &amp; 100080 \\</text:p>
      <text:p text:style-name="P1">\hline</text:p>
      <text:p text:style-name="P1">4 &amp; American Airlines &amp; 24983 \\</text:p>
      <text:p text:style-name="P1">\hline </text:p>
      <text:p text:style-name="P1">5 &amp; Fly Frontier &amp; 1692 \\</text:p>
      <text:p text:style-name="P1">\hline </text:p>
      <text:p text:style-name="P1">6 &amp; Hawaii Air &amp; 900 \\</text:p>
      <text:p text:style-name="P1">\hline </text:p>
      <text:p text:style-name="P1">7 &amp; JetBlue Air &amp; 18009 \\</text:p>
      <text:p text:style-name="P1">\hline </text:p>
      <text:p text:style-name="P1">8 &amp; SouthWest Airlines <text:s/>&amp; 68000 \\</text:p>
      <text:p text:style-name="P1">\hline </text:p>
      <text:p text:style-name="P1">9 &amp; Spirit Airlines <text:s/>&amp; <text:s/>3300\\</text:p>
      <text:p text:style-name="P1">\hline </text:p>
      <text:p text:style-name="P1">10 &amp; SunCountry Airlines <text:s/>&amp; 2200 <text:s/>\\</text:p>
      <text:p text:style-name="P1">\hline </text:p>
      <text:p text:style-name="P1">11 &amp; Virgin America Airlines <text:s/>&amp; 1500 <text:s/>\\</text:p>
      <text:p text:style-name="P1">\hline</text:p>
      <text:p text:style-name="P1">\end{tabular}</text:p>
      <text:p text:style-name="P1">\end{center}</text:p>
      <text:p text:style-name="P1">\end{table}</text:p>
      <text:p text:style-name="P1"/>
      <text:p text:style-name="P1"/>
      <text:p text:style-name="P1">\section{Cleaning the tweets}</text:p>
      <text:p text:style-name="P1"/>
      <text:p text:style-name="P1">Tweets are real world data and it has a lot of cleaning to be done before we can get the data into a right format to train the classifiers. For example , People use emoticons and words like ‘lol’ are not there in the dictionary. This makes cleaning twitter tweets a complex process and hence cleaning tweets becomes an important task for sentiment analysis. For this project, we cleaned the tweest in the following way: Since Twitter limits the tweet characters only upto 140 characters, we have removed the extra … that comes up at the end of the tweets.</text:p>
      <text:p text:style-name="P1">We then convert all the tweets to lower case characters.We removed few stopwords from the tweets and certain punctuations like ',' , '.' , '-' etc </text:p>
      <text:p text:style-name="P1"/>
      <text:p text:style-name="P1">Although Retaining the Case sensitivity of the words is useful to get the sentiment of the tweet,for example, "WHERE ARE MY FLIGH TICKETS" in a a tweet conveys more negative emotion than "where are my flight tickets" in a tweet, <text:s/>we have removed the case sensitivity from the feature space to optimise on the feature space for the data. Otherwise, the feature space might blow up by a couple of times and it might make the feature set more sparse and also the training of machine learning classifiers slow. </text:p>
      <text:p text:style-name="P1"/>
      <text:p text:style-name="P1">Having tweets from different language makes the sentiment analysis more complex. As our focus is on airlines data from primarily from US based airlines, we have discarded the tweets that have words in other languages than English. </text:p>
      <text:p text:style-name="P1"/>
      <text:p text:style-name="P1">We have removed the airline handles from the tweets and we have discarded the tweets that are just retweets from the airlines to avoid duplication of the same tweet. </text:p>
      <text:p text:style-name="P1"/>
      <text:p text:style-name="P1">\section{Tweets Visualitaion}</text:p>
      <text:p text:style-name="P1"/>
      <text:p text:style-name="P1">\section{Building the Sentiment}</text:p>
      <text:p text:style-name="P1">One of the harder problems in sentiment analysis is getting the label. Everyday , we have new tweets and new trends that happen in the twitter world. The only golden truth can be a true label by a human which is very expensive. We have almost two hundred thousand tweets and it’s not possible to human label the tweets. One of the popular ways is to manually label few tweets, build <text:s/>a classifier on the bootstrap data and classify few more tweets with this classifier. Build a new classifier on this labeled data and keep on filling the labels in a cascading manner till we end up with labelling all the tweets. This method is called bootstrap labelling. However,we didn’t follow this approach as we didn’t have enough human resources to label tweets ( to get right bootstrap labels, it’s good to label atleast 1000 tweets etc ). Our initial approach was to take bootstrap samples of 100 tweets picked randomly but, we realised that might have a lot of bias based on the 100 tweets that we get. </text:p>
      <text:p text:style-name="P1"/>
      <text:p text:style-name="P1">We have relied on two NLP methods to get the labels for the tweets. The methods are defined as follows:</text:p>
      <text:p text:style-name="P1">Our sentiment is build in two ways:</text:p>
      <text:p text:style-name="P1">For each word, we get it’s integer polariser value. If it’s the value is &gt;0, then that means that it is a positive emotion word, Negative word otherwise. If the total polariser value of all the tweets is 0,then we label the tweet as neutral.</text:p>
      <text:p text:style-name="P1">We use the built in polariser from python TextBlob to label the sentiment of the tweet.</text:p>
      <text:p text:style-name="P1"/>
      <text:p text:style-name="P1"/>
      <text:p text:style-name="P1">Following this approach serves us with two purposes. One, it gives us insights into which method is working better. 2. This eliminates the necessity to label the data manually which takes a lot of time as discussed earlier. </text:p>
      <text:p text:style-name="P1"/>
      <text:p text:style-name="P1"/>
      <text:p text:style-name="P1"/>
      <text:p text:style-name="P1">\section{Feature Engineering}</text:p>
      <text:p text:style-name="P1"/>
      <text:p text:style-name="P1">A significant time of any Machine Learning Engineer is spent of feature engineering. Good feature engineering metrics can help the classifiers to improve the accuracy and in training it faster.</text:p>
      <text:p text:style-name="P1"/>
      <text:p text:style-name="P1">In our project, we first build the entire bag of words model with ngrams of words varying from 1gram to 3 grams as features and then reduce it with PCA to discard the features with low variance. </text:p>
      <text:p text:style-name="P1"/>
      <text:p text:style-name="P1">Another way of feature engineering we have used is to use the globe vector corpus to build the feature set. For each word in the tweet, we get it’s 300 feature vector and average out all the vector for all the words in the tweet. So, each tweet ends up with 300 features.</text:p>
      <text:p text:style-name="P1"/>
      <text:p text:style-name="P1"/>
      <text:p text:style-name="P1">\section{Training Classifiers}</text:p>
      <text:p text:style-name="P1">After pre-processing the tweets and labelling the sentiment, our next goal is to build a classifier to predict the sentiment of the tweets. Building a predictor for sentiment serves two purposes. One, having a good classifier is one way with which we can label the new tweets from twitter. Two, having a good predictor can help us in predicting the airlines tweets that is more suited for airlines dataset. The Bootstrapped word vectors corpus is very generic and is meant for the English language in general. Once , we assign initial labels for the tweets based on the corpus, we can then build a classifier for tweets and train it on the airlines data. This classifier will have more insights about the relevant dataset as it is trained on the dataset and thereby, we can remove the dependence from the nlp corpus set for estimating the sentiment of the new tweets.</text:p>
      <text:p text:style-name="P1"/>
      <text:p text:style-name="P1">We have trained the data on Logistic Regression, Naive Bayes, SVM, Decision Trees, AdaBoost and Random Forests.We split the data in 75:25\% for the training and the test set. We then train the classifiers on the training set with GridSearchCV and with a cross validation of 5. The parameters that we tuned for the dataset for different classifiers are defined in the table [\ref{table:parameters}]</text:p>
      <text:p text:style-name="P1"/>
      <text:p text:style-name="P1">\begin {table}</text:p>
      <text:p text:style-name="P1">\caption{ Classifiers and parameters}\label{table:parameters}</text:p>
      <text:p text:style-name="P1">\begin{center}</text:p>
      <text:p text:style-name="P1">\begin{tabular}{ |c|c|c| } </text:p>
      <text:p text:style-name="P1"><text:s/>\hline</text:p>
      <text:p text:style-name="P1">Sno &amp; Classifier <text:s/>&amp; Parameters \\</text:p>
      <text:p text:style-name="P1"><text:s/>\hline</text:p>
      <text:p text:style-name="P1">1 &amp; Logistic Regression &amp; C=[0.01,0.1,10] \\</text:p>
      <text:p text:style-name="P1">\hline</text:p>
      <text:p text:style-name="P1">2 &amp; Naive Bayes &amp; Default Parameters \\</text:p>
      <text:p text:style-name="P1">\hline</text:p>
      <text:p text:style-name="P1">3 &amp; SVM &amp; C=[0.01,0.1,10] \\</text:p>
      <text:p text:style-name="P1">\hline</text:p>
      <text:p text:style-name="P1">4 &amp; Decision Trees &amp; max\_depth=[3,5,7,] \\</text:p>
      <text:p text:style-name="P1">\hline </text:p>
      <text:p text:style-name="P1">5 &amp; AdaBoost &amp; n\_estimators = 100 \\</text:p>
      <text:p text:style-name="P1">\hline </text:p>
      <text:p text:style-name="P1">6 &amp; Random Forests &amp; n\_estimators = 100 \\</text:p>
      <text:p text:style-name="P1">\hline</text:p>
      <text:p text:style-name="P1">\end{tabular}</text:p>
      <text:p text:style-name="P1">\end{center}</text:p>
      <text:p text:style-name="P1">\end{table}</text:p>
      <text:p text:style-name="P1"/>
      <text:p text:style-name="P1">\newline</text:p>
      <text:p text:style-name="P1">\newline</text:p>
      <text:p text:style-name="P1">\textbf{Logistic Regression:}</text:p>
      <text:p text:style-name="P1">Logistic Regression is one of the well known classifiers and we have used GridSearchCV with C values of C={0.01,0.1,10} to fine tune the parameters. Because of limited computation power , we have used max iterations of 100 instead of running the Gradient Descent till convergence. </text:p>
      <text:p text:style-name="P1">\newline</text:p>
      <text:p text:style-name="P1">\newline</text:p>
      <text:p text:style-name="P1">\textbf{Naive Bayes:}</text:p>
      <text:p text:style-name="P1">Naive Bayes is a widely used classifier for spam classification or for bag of words model. We have used Naive Bayes with no assumption of prior weights. Hence ,the parameters learnt using M.L.E are just the counts of the categorical values. </text:p>
      <text:p text:style-name="P1">\newline</text:p>
      <text:p text:style-name="P1">\newline</text:p>
      <text:p text:style-name="P1">\textbf{ Linear SVM: }</text:p>
      <text:p text:style-name="P1">SVM's are generally known to be slow while training on the dataset as training with kernels are of order O ( n\textsuperscript{2} * m ) <text:s/>where n is the the number of training examples and m is the number of features in the feature space. Hence, we have used LibLinear SVM which trains faster on larger datasets as it is optimised for linear SVM. Moreover, LibLinear is known to be very efficient for large scale sparse datasets[2]. </text:p>
      <text:p text:style-name="P1">\newline</text:p>
      <text:p text:style-name="P1">\newline</text:p>
      <text:p text:style-name="P1">\textbf{ Decision Trees: }</text:p>
      <text:p text:style-name="P1">We have used Decision Tree with Gini index impurity with a max depth of 3 or 5 or 7 using GridSearchCV. As our feature space is around 300 at maximum, we have restricted the maximum tree depth to 7 to avoid overfitting of the training data.</text:p>
      <text:p text:style-name="P1">\newline</text:p>
      <text:p text:style-name="P1">\newline</text:p>
      <text:p text:style-name="P1">\textbf{ AdaBoost: }</text:p>
      <text:p text:style-name="P1">AdaBoost is one of the most promising out off the shelf classifiers. With each new classifier in the AdaBoost, it tries to learn the instances that it has missclassified in the last classifier. Although in theory, AdaBoost is expected to overfit, it has proved to be very valuable in the practical world.This motivated us to use adaboost with decision trees and 100 estimators. </text:p>
      <text:p text:style-name="P1">\newline</text:p>
      <text:p text:style-name="P1">\newline</text:p>
      <text:p text:style-name="P1"/>
      <text:p text:style-name="P1">\textbf{ Random Forests: }</text:p>
      <text:p text:style-name="P1">We have used Random Forests with 100 estimators for the bag of words model. Random forests are known to be very fast because it selects a subset of features from the feature set and trains very fast. </text:p>
      <text:p text:style-name="P1"/>
      <text:p text:style-name="P1"/>
      <text:p text:style-name="P1"/>
      <text:p text:style-name="P1">\section{Results and discussion}</text:p>
      <text:p text:style-name="P1"/>
      <text:p text:style-name="P1">\begin {table}</text:p>
      <text:p text:style-name="P1">\caption{30 features with EffectVector Corpus on Test Data }\label{tab:title}</text:p>
      <text:p text:style-name="P1"/>
      <text:p text:style-name="P1">\begin{center}</text:p>
      <text:p text:style-name="P1">\begin{tabular}{ |c|c|c|c|c|c|c| } </text:p>
      <text:p text:style-name="P1"><text:s/>\hline</text:p>
      <text:p text:style-name="P1">ngram <text:s/>&amp; logreg &amp; <text:s/>nb &amp; <text:s/>svm &amp; <text:s/>dt &amp; <text:s/>adaboost &amp; rf \\ </text:p>
      <text:p text:style-name="P1"><text:s/>\hline</text:p>
      <text:p text:style-name="P1">1gram &amp; .563 &amp; .505 &amp; .560 &amp; .544 <text:s/>&amp; .617 &amp; .567 \\</text:p>
      <text:p text:style-name="P1">\hline</text:p>
      <text:p text:style-name="P1">2grams &amp; .482 &amp; .460 &amp; .483 &amp; .538 &amp; .557 &amp; .539 \\</text:p>
      <text:p text:style-name="P1">\hline</text:p>
      <text:p text:style-name="P1">3grams &amp; .448 &amp; .441 &amp; .449 &amp; .474 &amp; .478 &amp; .472 \\ </text:p>
      <text:p text:style-name="P1">\hline</text:p>
      <text:p text:style-name="P1">\end{tabular}</text:p>
      <text:p text:style-name="P1">\end{center}</text:p>
      <text:p text:style-name="P1"/>
      <text:p text:style-name="P1"/>
      <text:p text:style-name="P1">\caption{100 features with EffectVector Corpus on Test Data }\label{tab:title}</text:p>
      <text:p text:style-name="P1"/>
      <text:p text:style-name="P1">\begin{center}</text:p>
      <text:p text:style-name="P1">\begin{tabular}{ |c|c|c|c|c|c|c| } </text:p>
      <text:p text:style-name="P1"><text:s/>\hline</text:p>
      <text:p text:style-name="P1">ngram <text:s/>&amp; logreg &amp; <text:s/>nb &amp; <text:s/>svm &amp; <text:s/>dt &amp; <text:s/>adaboost &amp; rf \\ </text:p>
      <text:p text:style-name="P1"><text:s/>\hline</text:p>
      <text:p text:style-name="P1">1gram &amp; 0.639 &amp; .537 &amp; .634 &amp; .558 &amp; .656 &amp; .588 \\ </text:p>
      <text:p text:style-name="P1"><text:s/>\hline</text:p>
      <text:p text:style-name="P1">2gram &amp; 0.526 &amp; .503 &amp; .523 &amp; .529 &amp; .555 &amp; .531 \\ </text:p>
      <text:p text:style-name="P1"><text:s/>\hline</text:p>
      <text:p text:style-name="P1">3gram &amp; 0.468 &amp; .459 &amp; .468 &amp; .478 &amp; .481 &amp; .475 \\</text:p>
      <text:p text:style-name="P1">\hline</text:p>
      <text:p text:style-name="P1">\end{tabular}</text:p>
      <text:p text:style-name="P1">\end{center}</text:p>
      <text:p text:style-name="P1"/>
      <text:p text:style-name="P1">\caption{300 features with EffectVector Corpus on Test Data }\label{tab:title}</text:p>
      <text:p text:style-name="P1"/>
      <text:p text:style-name="P1">\begin{center}</text:p>
      <text:p text:style-name="P1">\begin{tabular}{ |c|c|c|c|c|c|c| } </text:p>
      <text:p text:style-name="P1"><text:s/>\hline</text:p>
      <text:p text:style-name="P1">ngram <text:s/>&amp; logreg &amp; <text:s/>nb &amp; <text:s/>svm &amp; <text:s/>dt &amp; <text:s/>adaboost &amp; rf \\ </text:p>
      <text:p text:style-name="P1"><text:s/>\hline</text:p>
      <text:p text:style-name="P1">1gram &amp; 0.694 &amp; .549 &amp; .691 &amp; .546 &amp; .685 &amp; .593 \\ </text:p>
      <text:p text:style-name="P1"><text:s/>\hline</text:p>
      <text:p text:style-name="P1">2gram &amp; 0.557 &amp; .522 &amp; .556 &amp; .539 &amp; .567 &amp; .537 \\ </text:p>
      <text:p text:style-name="P1"><text:s/>\hline</text:p>
      <text:p text:style-name="P1">3gram &amp; 0.474 &amp; .463 &amp; .474 &amp; .470 &amp; .477 &amp; .470 \\</text:p>
      <text:p text:style-name="P1">\hline</text:p>
      <text:p text:style-name="P1">\end{tabular}</text:p>
      <text:p text:style-name="P1">\end{center}</text:p>
      <text:p text:style-name="P1">\end{table}</text:p>
      <text:p text:style-name="P1"/>
      <text:p text:style-name="P1">\begin {table}</text:p>
      <text:p text:style-name="P1">\caption{30 features with TextBlob Sentiment <text:s/>on Test Data }\label{tab:title}</text:p>
      <text:p text:style-name="P1"/>
      <text:p text:style-name="P1">\begin{center}</text:p>
      <text:p text:style-name="P1">\begin{tabular}{ |c|c|c|c|c|c|c| } </text:p>
      <text:p text:style-name="P1"><text:s/>\hline</text:p>
      <text:p text:style-name="P1">ngram <text:s/>&amp; logreg &amp; <text:s/>nb &amp; <text:s/>svm &amp; <text:s/>dt &amp; <text:s/>adaboost &amp; rf \\ </text:p>
      <text:p text:style-name="P1"><text:s/>\hline</text:p>
      <text:p text:style-name="P1">1gram &amp; .605 &amp; .519 &amp; .598 &amp; .593 <text:s/>&amp; .656 &amp; .602 \\</text:p>
      <text:p text:style-name="P1">\hline</text:p>
      <text:p text:style-name="P1">2grams &amp; .535 &amp; .505 &amp; .531 &amp; .564 &amp; .595 &amp; .560 \\</text:p>
      <text:p text:style-name="P1">\hline</text:p>
      <text:p text:style-name="P1">3grams &amp; .498 &amp; .491 &amp; .498 &amp; .522 &amp; .528 &amp; .521 \\ </text:p>
      <text:p text:style-name="P1">\hline</text:p>
      <text:p text:style-name="P1">\end{tabular}</text:p>
      <text:p text:style-name="P1">\end{center}</text:p>
      <text:p text:style-name="P1"/>
      <text:p text:style-name="P1"/>
      <text:p text:style-name="P1">\caption{100 features with TextBlob Sentiment <text:s/>on Test Data }\label{tab:title}</text:p>
      <text:p text:style-name="P1"/>
      <text:p text:style-name="P1">\begin{center}</text:p>
      <text:p text:style-name="P1">\begin{tabular}{ |c|c|c|c|c|c|c| } </text:p>
      <text:p text:style-name="P1"><text:s/>\hline</text:p>
      <text:p text:style-name="P1">ngram <text:s/>&amp; logreg &amp; <text:s/>nb &amp; <text:s/>svm &amp; <text:s/>dt &amp; <text:s/>adaboost &amp; rf \\ </text:p>
      <text:p text:style-name="P1"><text:s/>\hline</text:p>
      <text:p text:style-name="P1">1gram &amp; 0.681 &amp; .560 &amp; .678 &amp; .617 &amp; .710 &amp; .653 \\ </text:p>
      <text:p text:style-name="P1"><text:s/>\hline</text:p>
      <text:p text:style-name="P1">2gram &amp; 0.575 &amp; .535 &amp; .571 &amp; .565 &amp; .604 &amp; .574 \\ </text:p>
      <text:p text:style-name="P1"><text:s/>\hline</text:p>
      <text:p text:style-name="P1">3gram &amp; 0.513 &amp; .496 &amp; .512 &amp; .511 &amp; .528 &amp; .519 \\</text:p>
      <text:p text:style-name="P1">\hline</text:p>
      <text:p text:style-name="P1">\end{tabular}</text:p>
      <text:p text:style-name="P1">\end{center}</text:p>
      <text:p text:style-name="P1"/>
      <text:p text:style-name="P1">\caption{300 features with TextBlob Sentiment on Test Data }\label{tab:title}</text:p>
      <text:p text:style-name="P1"/>
      <text:p text:style-name="P1">\begin{center}</text:p>
      <text:p text:style-name="P1">\begin{tabular}{ |c|c|c|c|c|c|c| } </text:p>
      <text:p text:style-name="P1"><text:s/>\hline</text:p>
      <text:p text:style-name="P1">ngram <text:s/>&amp; logreg &amp; <text:s/>nb &amp; <text:s/>svm &amp; <text:s/>dt &amp; <text:s/>adaboost &amp; rf \\ </text:p>
      <text:p text:style-name="P1"><text:s/>\hline</text:p>
      <text:p text:style-name="P1">1gram &amp; 0.759 &amp; .587 &amp; .760 &amp; .631 &amp; .759 &amp; .673 \\ </text:p>
      <text:p text:style-name="P1"><text:s/>\hline</text:p>
      <text:p text:style-name="P1">2gram &amp; 0.603 &amp; .551 &amp; .602 &amp; .565 &amp; .609 &amp; .582 \\ </text:p>
      <text:p text:style-name="P1"><text:s/>\hline</text:p>
      <text:p text:style-name="P1">3gram &amp; 0.522 &amp; .508 &amp; .523 &amp; .511 &amp; .526 &amp; .520 \\</text:p>
      <text:p text:style-name="P1">\hline</text:p>
      <text:p text:style-name="P1">\end{tabular}</text:p>
      <text:p text:style-name="P1">\end{center}</text:p>
      <text:p text:style-name="P1">\end{table}</text:p>
      <text:p text:style-name="P1"/>
      <text:p text:style-name="P1">\section{Recommendations and future work}</text:p>
      <text:p text:style-name="P1">In this project, we have presented sentiment analysis with respect to two different sentiment extractor techniques and compared their performance with 1gram,2gram and 3 grams feature vectors. Extending this, one interesting study would be to include the 1-gram,2-gram and 3 gram together as a feature vector and build a model on all the features together instead of training models on each ngram dataset separately. This will give the classifier model the comprehensive power of using all the different ngrams to train it and might potentially lead to better results if engineered properly. Because of limited computational power that we had and also because of the limits of cloud credits ,one thing we couldn't explore much was deep learning. This is one area which can be explored for the sentiments as we can gather lots of data from Twitter , if we have a paid subscription from twitter. </text:p>
      <text:p text:style-name="P1"/>
      <text:p text:style-name="P1">One of the challenges we faced during our sentiment analysis is about benchmarking our classifier results with gold standard classifiers from the twitter sentiment analysis world. </text:p>
      <text:p text:style-name="P1"/>
      <text:p text:style-name="P1">\section{Conclusion}</text:p>
      <text:p text:style-name="P1"/>
      <text:p text:style-name="P1"/>
      <text:p text:style-name="P1">[1]: www.geekosystem.com/twitter- 250- million- tweets- per- day</text:p>
      <text:p text:style-name="P1">[2]: https://www.csie.ntu.edu.tw/~cjlin/papers/liblinear.pdf</text:p>
      <text:p text:style-name="P1">\bibliographystyle{plain}</text:p>
      <text:p text:style-name="P1">\bibliography{references}</text:p>
      <text:p text:style-name="P1">\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4</meta:generator>
  </office:meta>
</office:document-meta>
</file>